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073cm" svg:height="17.339cm" svg:x="2.927cm" svg:y="2.189cm">
          <draw:text-box>
            <text:p>第六章： 数据的分析</text:p>
            <text:p/>
            <text:p/>
            <text:p>1. 平均数与方差</text:p>
            <text:p/>
            <text:p><text:tab/>一组数据中所有数据之和除以这组数据的个数，就得到这组数据的算数平均数，简称平均数。</text:p>
            <text:p/>
            <text:p><text:tab/>加权平均数是一种在计算平均值时赋予不同数据点不同重要性（权重）的方法。计算方法是将每个数据值乘以其对应的权重，然后将所有乘积相加，最后除以所有权重的总和。 </text:p>
            <text:p/>
            <text:p><text:tab/>方差是各个数据与平均数之差的平方的平均数。标准差则是方差的算数平方根。</text:p>
            <text:p/>
            <text:p>2. 中位数与箱线图</text:p>
            <text:p/>
            <text:p><text:tab/>n个数据按大小顺序排列，处于最中间位置的一个数据（或最中间两个数据的平均数），叫作这组数据的中位数。</text:p>
            <text:p/>
            <text:p><text:tab/>把一组数据分为个数相等的四部分，分别称为下四分位数、中位数和上四分位数，统称四分位数。</text:p>
            <text:p/>
            <text:p><text:tab/>箱线图</text:p>
            <text:p/>
            <text:p/>
          </draw:text-box>
        </draw:frame>
        <draw:frame draw:style-name="gr2" draw:text-style-name="P1" draw:layer="layout" svg:width="1.999cm" svg:height="0.999cm" svg:x="13.084cm" svg:y="10.05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12M35S</meta:editing-duration>
    <meta:editing-cycles>50</meta:editing-cycles>
    <meta:generator>OpenOffice/4.1.15$Win32 OpenOffice.org_project/4115m2$Build-9813</meta:generator>
    <dc:date>2025-11-27T19:29:29.11</dc:date>
    <meta:document-statistic meta:object-count="25"/>
  </office:meta>
</office:document-meta>
</file>

<file path=Object 1/content.xml><?xml version="1.0" encoding="utf-8"?>
<math xmlns="http://www.w3.org/1998/Math/MathML"/>
</file>